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2866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4.720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5.5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a00" style:vertical-align="middle"/>
    </style:style>
    <style:style style:name="ce9" style:family="table-cell" style:parent-style-name="Default">
      <style:table-cell-properties fo:border-bottom="0.99pt groove #000000" fo:border-left="none" fo:border-right="none" fo:border-top="none" style:vertical-align="middle"/>
    </style:style>
    <style:style style:name="ce10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9a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wrap-option="no-wrap" style:vertical-align="middle"/>
    </style:style>
    <style:style style:name="ce20" style:family="table-cell" style:parent-style-name="Default">
      <style:table-cell-properties fo:border-bottom="0.99pt groove #000000" fo:border-left="none" fo:border-right="none" fo:border-top="non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VP_Economic_estimation" table:style-name="ta1">
        <table:table-column table:style-name="co1" table:default-cell-style-name="ce1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3"/>
        <table:table-column table:style-name="co7" table:number-columns-repeated="1018" table:default-cell-style-name="ce13"/>
        <table:table-row table:style-name="ro1">
          <table:table-cell table:style-name="ce12" office:value-type="string" calcext:value-type="string">
            <text:p>Step</text:p>
          </table:table-cell>
          <table:table-cell office:value-type="string" calcext:value-type="string">
            <text:p>TimeEstimation [h]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Unitary Price [USD]</text:p>
          </table:table-cell>
          <table:table-cell office:value-type="string" calcext:value-type="string">
            <text:p>Price [USD]</text:p>
          </table:table-cell>
          <table:table-cell table:style-name="ce12" office:value-type="string" calcext:value-type="string">
            <text:p>Reference Links</text:p>
          </table:table-cell>
          <table:table-cell table:style-name="ce12" table:number-columns-repeated="1018"/>
        </table:table-row>
        <table:table-row table:style-name="ro1">
          <table:table-cell office:value-type="string" calcext:value-type="string">
            <text:p>Simple Trapdoor 1 an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ior Pyhton Developer</text:p>
          </table:table-cell>
          <table:table-cell office:value-type="float" office:value="15" calcext:value-type="float">
            <text:p>15</text:p>
          </table:table-cell>
          <table:table-cell table:formula="of:=[.D2]*[.B2]" office:value-type="float" office:value="60" calcext:value-type="float">
            <text:p>60</text:p>
          </table:table-cell>
          <table:table-cell office:value-type="string" calcext:value-type="string">
            <text:p><text:a xlink:href="https://docs.python.org/3/library/hashlib.html" xlink:type="simple">https://docs.python.org/3/library/hashlib.html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id process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ior Pyhton Developer</text:p>
          </table:table-cell>
          <table:table-cell office:value-type="float" office:value="15" calcext:value-type="float">
            <text:p>15</text:p>
          </table:table-cell>
          <table:table-cell table:formula="of:=[.D3]*[.B3]" office:value-type="float" office:value="1200" calcext:value-type="float">
            <text:p>1200</text:p>
          </table:table-cell>
          <table:table-cell table:style-name="ce4" office:value-type="string" calcext:value-type="string">
            <text:p><text:a xlink:href="https://github.com/topics/bitcoin-payment-gateway" xlink:type="simple">https://github.com/topics/bitcoin-payment-gateway</text:a></text:p>
            <text:p><text:a xlink:href="https://github.com/topics/payment-gateway?l=python&amp;o=desc&amp;s=updated" xlink:type="simple">https://github.com/topics/payment-gateway?l=python&amp;o=desc&amp;s=updated</text:a></text:p>
            <text:p><text:a xlink:href="https://github.com/bitcartcc/bitcart" xlink:type="simple">https://github.com/bitcartcc/bitcart</text:a></text:p>
            <text:p><text:a xlink:href="https://github.com/bitpay/bitcore#bitcore" xlink:type="simple">https://github.com/bitpay/bitcore#bitcore</text:a></text:p>
            <text:p><text:a xlink:href="https://ofek.dev/bit/" xlink:type="simple">https://ofek.dev/bit/</text:a></text:p>
            <text:p/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ming consuming procedure using Argon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nior Pyhton Developer</text:p>
          </table:table-cell>
          <table:table-cell office:value-type="float" office:value="15" calcext:value-type="float">
            <text:p>15</text:p>
          </table:table-cell>
          <table:table-cell table:formula="of:=[.D4]*[.B4]" office:value-type="float" office:value="300" calcext:value-type="float">
            <text:p>300</text:p>
          </table:table-cell>
          <table:table-cell office:value-type="string" calcext:value-type="string">
            <text:p><text:a xlink:href="https://github.com/P-H-C/phc-winner-argon2" xlink:type="simple">https://github.com/P-H-C/phc-winner-argon2</text:a></text:p>
            <text:p/>
            <text:p><text:a xlink:href="https://github.com/ultrahorizon/pyargon2" xlink:type="simple">https://github.com/ultrahorizon/pyargon2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irst half integration and some tes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ior Pyhton Developer</text:p>
          </table:table-cell>
          <table:table-cell office:value-type="float" office:value="15" calcext:value-type="float">
            <text:p>15</text:p>
          </table:table-cell>
          <table:table-cell table:formula="of:=[.D5]*[.B5]" office:value-type="float" office:value="240" calcext:value-type="float">
            <text:p>240</text:p>
          </table:table-cell>
          <table:table-cell office:value-type="string" calcext:value-type="string">
            <text:p>Based on personal experience with other Python projects develop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's Interven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nior Pyhton Developer</text:p>
          </table:table-cell>
          <table:table-cell office:value-type="float" office:value="15" calcext:value-type="float">
            <text:p>15</text:p>
          </table:table-cell>
          <table:table-cell table:formula="of:=[.D6]*[.B6]" office:value-type="float" office:value="300" calcext:value-type="float">
            <text:p>300</text:p>
          </table:table-cell>
          <table:table-cell office:value-type="string" calcext:value-type="string">
            <text:p>Based on first prototype implementatio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cond half integration and final tes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ior Pyhton Developer</text:p>
          </table:table-cell>
          <table:table-cell office:value-type="float" office:value="15" calcext:value-type="float">
            <text:p>15</text:p>
          </table:table-cell>
          <table:table-cell table:formula="of:=[.D7]*[.B7]" office:value-type="float" office:value="240" calcext:value-type="float">
            <text:p>240</text:p>
          </table:table-cell>
          <table:table-cell office:value-type="string" calcext:value-type="string">
            <text:p>Based on personal experience with other Python projects developed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rontE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ython Front End Developer</text:p>
          </table:table-cell>
          <table:table-cell office:value-type="float" office:value="20" calcext:value-type="float">
            <text:p>20</text:p>
          </table:table-cell>
          <table:table-cell table:formula="of:=[.D8]*[.B8]" office:value-type="float" office:value="2000" calcext:value-type="float">
            <text:p>2000</text:p>
          </table:table-cell>
          <table:table-cell office:value-type="string" calcext:value-type="string">
            <text:p>Sugestion: Kivy framework <text:a xlink:href="https://kivy.org/" xlink:type="simple">https://kivy.org/</text:a></text:p>
            <text:p/>
            <text:p>Time estimation from consulting a Software Front end Developer of the company ExamRoom.Ai</text:p>
            <text:p/>
            <text:p><text:a xlink:href="https://examroom.ai/" xlink:type="simple">https://examroom.ai/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oject Manag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ject Manager</text:p>
          </table:table-cell>
          <table:table-cell table:style-name="ce14" office:value-type="float" office:value="0" calcext:value-type="float">
            <text:p>0</text:p>
          </table:table-cell>
          <table:table-cell table:formula="of:=[.D9]*[.B9]" office:value-type="float" office:value="0" calcext:value-type="float">
            <text:p>0</text:p>
          </table:table-cell>
          <table:table-cell office:value-type="string" calcext:value-type="string">
            <text:p>Suggestion, follow the steps of Agile Methodology. Once daily (each day) and one week sprint.</text:p>
            <text:p/>
            <text:p>The daily may take about 30 minutes and the Sprint Review and Sprint Grooming about 1h30m (at averag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searcher</text:p>
          </table:table-cell>
          <table:table-cell table:style-name="ce14" office:value-type="float" office:value="0" calcext:value-type="float">
            <text:p>0</text:p>
          </table:table-cell>
          <table:table-cell table:formula="of:=[.D10]*[.B1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AI_integration (estimated 120 h left for after MVP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ython Machine Learning Engineer</text:p>
          </table:table-cell>
          <table:table-cell office:value-type="float" office:value="75" calcext:value-type="float">
            <text:p>75</text:p>
          </table:table-cell>
          <table:table-cell table:formula="of:=[.B11]*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0" table:formula="of:=SUM([.B2:.B11])" office:value-type="float" office:value="608" calcext:value-type="float">
            <text:p>608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SUM([.E2:.E11])" office:value-type="float" office:value="4340" calcext:value-type="float">
            <text:p>4340</text:p>
          </table:table-cell>
          <table:table-cell table:style-name="ce9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n economic estimation</text:p>
          </table:table-cell>
          <table:table-cell table:formula="of:=[$MPV_TIme_estimation.E14]" office:value-type="float" office:value="51440" calcext:value-type="float">
            <text:p>5144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duction rate</text:p>
          </table:table-cell>
          <table:table-cell table:formula="of:=[.E14]/[.E12]" office:value-type="float" office:value="11.852534562212" calcext:value-type="float">
            <text:p>11.852534562212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V_TIme_estimation" table:style-name="ta1">
        <table:table-column table:style-name="co8" table:default-cell-style-name="ce1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3"/>
        <table:table-column table:style-name="co7" table:number-columns-repeated="1018" table:default-cell-style-name="ce13"/>
        <table:table-row table:style-name="ro1">
          <table:table-cell table:style-name="ce12" office:value-type="string" calcext:value-type="string">
            <text:p>Step</text:p>
          </table:table-cell>
          <table:table-cell office:value-type="string" calcext:value-type="string">
            <text:p>Time Estimation [h]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Unitary Price [USD]</text:p>
          </table:table-cell>
          <table:table-cell office:value-type="string" calcext:value-type="string">
            <text:p>Price [USD]</text:p>
          </table:table-cell>
          <table:table-cell table:style-name="ce12" office:value-type="string" calcext:value-type="string">
            <text:p>Reference Links</text:p>
          </table:table-cell>
          <table:table-cell table:style-name="ce12" table:number-columns-repeated="1018"/>
        </table:table-row>
        <table:table-row table:style-name="ro1">
          <table:table-cell office:value-type="string" calcext:value-type="string">
            <text:p>Simple Trapdoor 1 an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ior Pyhton Developer</text:p>
          </table:table-cell>
          <table:table-cell office:value-type="float" office:value="40" calcext:value-type="float">
            <text:p>40</text:p>
          </table:table-cell>
          <table:table-cell table:formula="of:=[.D2]*[.B2]" office:value-type="float" office:value="160" calcext:value-type="float">
            <text:p>160</text:p>
          </table:table-cell>
          <table:table-cell office:value-type="string" calcext:value-type="string">
            <text:p><text:a xlink:href="https://docs.python.org/3/library/hashlib.html" xlink:type="simple">https://docs.python.org/3/library/hashlib.html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id processi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unior Pyhton Developer</text:p>
          </table:table-cell>
          <table:table-cell office:value-type="float" office:value="40" calcext:value-type="float">
            <text:p>40</text:p>
          </table:table-cell>
          <table:table-cell table:formula="of:=[.D3]*[.B3]" office:value-type="float" office:value="3200" calcext:value-type="float">
            <text:p>3200</text:p>
          </table:table-cell>
          <table:table-cell table:style-name="ce4" office:value-type="string" calcext:value-type="string">
            <text:p><text:a xlink:href="https://github.com/topics/bitcoin-payment-gateway" xlink:type="simple">https://github.com/topics/bitcoin-payment-gateway</text:a></text:p>
            <text:p><text:a xlink:href="https://github.com/topics/payment-gateway?l=python&amp;o=desc&amp;s=updated" xlink:type="simple">https://github.com/topics/payment-gateway?l=python&amp;o=desc&amp;s=updated</text:a></text:p>
            <text:p><text:a xlink:href="https://github.com/bitcartcc/bitcart" xlink:type="simple">https://github.com/bitcartcc/bitcart</text:a></text:p>
            <text:p><text:a xlink:href="https://github.com/bitpay/bitcore#bitcore" xlink:type="simple">https://github.com/bitpay/bitcore#bitcore</text:a></text:p>
            <text:p><text:a xlink:href="https://ofek.dev/bit/" xlink:type="simple">https://ofek.dev/bit/</text:a></text:p>
            <text:p/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iming consuming procedure using Argon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nior Pyhton Developer</text:p>
          </table:table-cell>
          <table:table-cell office:value-type="float" office:value="40" calcext:value-type="float">
            <text:p>40</text:p>
          </table:table-cell>
          <table:table-cell table:formula="of:=[.D4]*[.B4]" office:value-type="float" office:value="800" calcext:value-type="float">
            <text:p>800</text:p>
          </table:table-cell>
          <table:table-cell office:value-type="string" calcext:value-type="string">
            <text:p><text:a xlink:href="https://github.com/P-H-C/phc-winner-argon2" xlink:type="simple">https://github.com/P-H-C/phc-winner-argon2</text:a></text:p>
            <text:p/>
            <text:p><text:a xlink:href="https://github.com/ultrahorizon/pyargon2" xlink:type="simple">https://github.com/ultrahorizon/pyargon2</text:a>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First half integration and some tes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ior Pyhton Developer</text:p>
          </table:table-cell>
          <table:table-cell office:value-type="float" office:value="40" calcext:value-type="float">
            <text:p>40</text:p>
          </table:table-cell>
          <table:table-cell table:formula="of:=[.D5]*[.B5]" office:value-type="float" office:value="640" calcext:value-type="float">
            <text:p>640</text:p>
          </table:table-cell>
          <table:table-cell office:value-type="string" calcext:value-type="string">
            <text:p>Based on personal experience with other Python projects develop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e's Interven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nior Pyhton Developer</text:p>
          </table:table-cell>
          <table:table-cell office:value-type="float" office:value="40" calcext:value-type="float">
            <text:p>40</text:p>
          </table:table-cell>
          <table:table-cell table:formula="of:=[.D6]*[.B6]" office:value-type="float" office:value="800" calcext:value-type="float">
            <text:p>800</text:p>
          </table:table-cell>
          <table:table-cell office:value-type="string" calcext:value-type="string">
            <text:p>Based on first prototype implementation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Second half integration and final test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ior Pyhton Developer</text:p>
          </table:table-cell>
          <table:table-cell office:value-type="float" office:value="40" calcext:value-type="float">
            <text:p>40</text:p>
          </table:table-cell>
          <table:table-cell table:formula="of:=[.D7]*[.B7]" office:value-type="float" office:value="640" calcext:value-type="float">
            <text:p>640</text:p>
          </table:table-cell>
          <table:table-cell office:value-type="string" calcext:value-type="string">
            <text:p>Based on personal experience with other Python projects develop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emorization Assistan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Junior Pyhton Developer</text:p>
          </table:table-cell>
          <table:table-cell office:value-type="float" office:value="40" calcext:value-type="float">
            <text:p>40</text:p>
          </table:table-cell>
          <table:table-cell table:formula="of:=[.D8]*[.B8]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ont-E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ython Front End Developer</text:p>
          </table:table-cell>
          <table:table-cell office:value-type="float" office:value="38" calcext:value-type="float">
            <text:p>38</text:p>
          </table:table-cell>
          <table:table-cell table:formula="of:=[.D9]*[.B9]" office:value-type="float" office:value="3800" calcext:value-type="float">
            <text:p>3800</text:p>
          </table:table-cell>
          <table:table-cell office:value-type="string" calcext:value-type="string">
            <text:p>Suggestion: Kivy framework <text:a xlink:href="https://kivy.org/" xlink:type="simple">https://kivy.org/</text:a></text:p>
            <text:p/>
            <text:p>Time estimation from consulting a Software Front end Developer of the company ExamRoom.Ai</text:p>
            <text:p/>
            <text:p><text:a xlink:href="https://examroom.ai/" xlink:type="simple">https://examroom.ai/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roject Manag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oject Manager</text:p>
          </table:table-cell>
          <table:table-cell office:value-type="float" office:value="100" calcext:value-type="float">
            <text:p>100</text:p>
          </table:table-cell>
          <table:table-cell table:formula="of:=[.D10]*[.B10]" office:value-type="float" office:value="3200" calcext:value-type="float">
            <text:p>3200</text:p>
          </table:table-cell>
          <table:table-cell office:value-type="string" calcext:value-type="string">
            <text:p>Suggestion, follow the steps of Agile Methodology. Once daily (each day) and one week sprint.</text:p>
            <text:p/>
            <text:p>The daily may take about 30 minutes and the Sprint Review and Sprint Grooming about 1h30m (at averag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&amp;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earcher</text:p>
          </table:table-cell>
          <table:table-cell office:value-type="float" office:value="80" calcext:value-type="float">
            <text:p>80</text:p>
          </table:table-cell>
          <table:table-cell table:formula="of:=[.D11]*[.B11]" office:value-type="float" office:value="19200" calcext:value-type="float">
            <text:p>19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_integrati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ython Machine Learning Engineer</text:p>
          </table:table-cell>
          <table:table-cell office:value-type="float" office:value="75" calcext:value-type="float">
            <text:p>75</text:p>
          </table:table-cell>
          <table:table-cell table:formula="of:=[.B12]*[.D12]" office:value-type="float" office:value="9000" calcext:value-type="float">
            <text:p>9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10" table:formula="of:=SUM([.B2:.B12])" office:value-type="float" office:value="898" calcext:value-type="float">
            <text:p>898</text:p>
          </table:table-cell>
          <table:table-cell table:style-name="ce10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SUM([.E2:.E12])" office:value-type="float" office:value="51440" calcext:value-type="float">
            <text:p>51440</text:p>
          </table:table-cell>
          <table:table-cell table:style-name="ce9"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_Estimation" table:style-name="ta1">
        <table:table-column table:style-name="co3" table:default-cell-style-name="ce12"/>
        <table:table-column table:style-name="co9" table:default-cell-style-name="Default"/>
        <table:table-column table:style-name="co7" table:number-columns-repeated="1022" table:default-cell-style-name="Default"/>
        <table:table-row table:style-name="ro1">
          <table:table-cell table:style-name="ce19" office:value-type="string" calcext:value-type="string">
            <text:p>Position</text:p>
          </table:table-cell>
          <table:table-cell table:style-name="ce19" office:value-type="string" calcext:value-type="string">
            <text:p>Price Reference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Python Junior Developer</text:p>
          </table:table-cell>
          <table:table-cell office:value-type="string" calcext:value-type="string">
            <text:p><text:a xlink:href="https://www.glassdoor.com/Salaries/junior-python-developer-salary-SRCH_KO0,23.htm" xlink:type="simple">https://www.glassdoor.com/Salaries/junior-python-developer-salary-SRCH_KO0,23.htm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 End Developer</text:p>
          </table:table-cell>
          <table:table-cell office:value-type="string" calcext:value-type="string">
            <text:p><text:a xlink:href="https://www.glassdoor.com/Salaries/front-end-web-developer-salary-SRCH_KO0,23.htm" xlink:type="simple">https://www.glassdoor.com/Salaries/front-end-web-developer-salary-SRCH_KO0,23.htm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ython Project Manager</text:p>
          </table:table-cell>
          <table:table-cell table:style-name="ce13" office:value-type="string" calcext:value-type="string">
            <text:p><text:a xlink:href="https://www.glassdoor.com/Job/project-manager-python-jobs-SRCH_KO0,22.htm" xlink:type="simple">https://www.glassdoor.com/Job/project-manager-python-jobs-SRCH_KO0,22.htm</text:a> </text:p>
            <text:p/>
            <text:p><text:a xlink:href="https://www.payscale.com/research/US/Job=Project_Manager%2C_Software_Development/Salary/2ca2576b/Python" xlink:type="simple">https://www.payscale.com/research/US/Job=Project_Manager%2C_Software_Development/Salary/2ca2576b/Python</text:a> 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ython Machine Learning Engineer</text:p>
          </table:table-cell>
          <table:table-cell office:value-type="string" calcext:value-type="string">
            <text:p><text:a xlink:href="https://www.glassdoor.com/Salaries/python-ml-engineer-salary-SRCH_KO0,18.htm" xlink:type="simple">https://www.glassdoor.com/Salaries/python-ml-engineer-salary-SRCH_KO0,18.htm</text:a> </text:p>
          </table:table-cell>
          <table:table-cell table:number-columns-repeated="1022"/>
        </table:table-row>
      </table:table>
      <table:table table:name="Energy_costs_estimation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01:59:48.512236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18:38:07.423714915</meta:creation-date>
    <dc:date>2023-08-07T02:14:29.566286109</dc:date>
    <meta:editing-duration>PT10H22M57S</meta:editing-duration>
    <meta:editing-cycles>19</meta:editing-cycles>
    <meta:generator>LibreOffice/6.4.7.2$Linux_X86_64 LibreOffice_project/40$Build-2</meta:generator>
    <meta:document-statistic meta:table-count="4" meta:cell-count="157" meta:object-count="0"/>
  </office:meta>
</office:document-meta>
</file>